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officeooo:rsid="0000ef3c" officeooo:paragraph-rsid="0000ef3c"/>
    </style:style>
    <style:style style:name="P2" style:family="paragraph" style:parent-style-name="Standard" style:list-style-name="L1">
      <style:paragraph-properties fo:line-height="200%"/>
      <style:text-properties officeooo:rsid="0001f2b3" officeooo:paragraph-rsid="0001f2b3"/>
    </style:style>
    <style:style style:name="P3" style:family="paragraph" style:parent-style-name="Standard" style:list-style-name="L1">
      <style:paragraph-properties fo:line-height="200%"/>
      <style:text-properties officeooo:rsid="00047356" officeooo:paragraph-rsid="00047356"/>
    </style:style>
    <style:style style:name="P4" style:family="paragraph" style:parent-style-name="Standard" style:list-style-name="L1">
      <style:paragraph-properties fo:line-height="200%"/>
      <style:text-properties officeooo:rsid="000a426e" officeooo:paragraph-rsid="000a426e"/>
    </style:style>
    <style:style style:name="P5" style:family="paragraph" style:parent-style-name="Standard" style:list-style-name="L1">
      <style:paragraph-properties fo:line-height="200%"/>
      <style:text-properties officeooo:rsid="0016bae9" officeooo:paragraph-rsid="0016bae9"/>
    </style:style>
    <style:style style:name="P6" style:family="paragraph" style:parent-style-name="Standard" style:list-style-name="L1">
      <style:paragraph-properties fo:line-height="200%"/>
      <style:text-properties officeooo:rsid="001a617e" officeooo:paragraph-rsid="001c27a5"/>
    </style:style>
    <style:style style:name="P7" style:family="paragraph" style:parent-style-name="Standard" style:list-style-name="L1">
      <style:paragraph-properties fo:line-height="200%"/>
      <style:text-properties officeooo:paragraph-rsid="0000ef3c"/>
    </style:style>
    <style:style style:name="P8" style:family="paragraph" style:parent-style-name="Standard" style:list-style-name="L1">
      <style:paragraph-properties fo:line-height="200%"/>
      <style:text-properties officeooo:rsid="002542b5" officeooo:paragraph-rsid="002542b5"/>
    </style:style>
    <style:style style:name="T1" style:family="text">
      <style:text-properties officeooo:rsid="0000ef3c"/>
    </style:style>
    <style:style style:name="T2" style:family="text">
      <style:text-properties officeooo:rsid="0001c911"/>
    </style:style>
    <style:style style:name="T3" style:family="text">
      <style:text-properties officeooo:rsid="00088916"/>
    </style:style>
    <style:style style:name="T4" style:family="text">
      <style:text-properties officeooo:rsid="00090ebf"/>
    </style:style>
    <style:style style:name="T5" style:family="text">
      <style:text-properties officeooo:rsid="000b0d7b"/>
    </style:style>
    <style:style style:name="T6" style:family="text">
      <style:text-properties officeooo:rsid="000f8238"/>
    </style:style>
    <style:style style:name="T7" style:family="text">
      <style:text-properties officeooo:rsid="0016c5c7"/>
    </style:style>
    <style:style style:name="T8" style:family="text">
      <style:text-properties officeooo:rsid="001aedc3"/>
    </style:style>
    <style:style style:name="T9" style:family="text">
      <style:text-properties officeooo:rsid="001c27a5"/>
    </style:style>
    <style:style style:name="T10" style:family="text">
      <style:text-properties officeooo:rsid="00213502"/>
    </style:style>
    <style:style style:name="T11" style:family="text">
      <style:text-properties officeooo:rsid="00220856"/>
    </style:style>
    <style:style style:name="T12" style:family="text">
      <style:text-properties officeooo:rsid="002300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09703845" text:style-name="L1">
        <text:list-item>
          <text:p text:style-name="P7"><text:span text:style-name="T1">Grapple Hook</text:span></text:p>
          <text:list>
            <text:list-item>
              <text:p text:style-name="P2">Uses:</text:p>
              <text:list>
                <text:list-item>
                  <text:p text:style-name="P1">Used to reach higher places <text:span text:style-name="T2">(grapple anywhere?)</text:span></text:p>
                </text:list-item>
                <text:list-item>
                  <text:p text:style-name="P1">Combat (pull <text:span text:style-name="T5">people</text:span> or climb on mech’s)</text:p>
                </text:list-item>
                <text:list-item>
                  <text:p text:style-name="P1">Pull objects <text:span text:style-name="T6">(blockades) and for resources</text:span></text:p>
                </text:list-item>
              </text:list>
            </text:list-item>
            <text:list-item>
              <text:p text:style-name="P3">To use:</text:p>
              <text:list>
                <text:list-item>
                  <text:p text:style-name="P3"><text:span text:style-name="T3">Initially c</text:span>rank-<text:span text:style-name="T3">based </text:span>system<text:span text:style-name="T4">= h</text:span>ave to manually pull until upgrade for gas <text:span text:style-name="T12">(early game)</text:span></text:p>
                </text:list-item>
                <text:list-item>
                  <text:p text:style-name="P3">Gas System- Instant grapple or pull <text:span text:style-name="T11">enemies using compressed gas (requires refill)</text:span></text:p>
                </text:list-item>
              </text:list>
            </text:list-item>
            <text:list-item>
              <text:p text:style-name="P4"/>
            </text:list-item>
          </text:list>
        </text:list-item>
        <text:list-item>
          <text:p text:style-name="P5">Karma syste<text:span text:style-name="T7">m (like Infamous = actions change reputation and such) and fame?</text:span></text:p>
          <text:list>
            <text:list-item>
              <text:p text:style-name="P6">Certain actions will change karma/<text:span text:style-name="T8">reputation</text:span></text:p>
            </text:list-item>
          </text:list>
        </text:list-item>
        <text:list-item>
          <text:p text:style-name="P8">Mech</text:p>
        </text:list-item>
        <text:list-item>
          <text:p text:style-name="P8">Enhanced Suit (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14T23:42:54.338000000</dc:date>
    <meta:editing-duration>PT52M28S</meta:editing-duration>
    <meta:editing-cycles>33</meta:editing-cycles>
    <meta:document-statistic meta:table-count="0" meta:image-count="0" meta:object-count="0" meta:page-count="1" meta:paragraph-count="13" meta:word-count="84" meta:character-count="471" meta:non-whitespace-character-count="412"/>
  </office:meta>
</office:document-meta>
</file>